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a3196"/>
    </style:style>
    <style:style style:name="T2" style:family="text">
      <style:text-properties officeooo:rsid="000b7952"/>
    </style:style>
    <style:style style:name="T3" style:family="text">
      <style:text-properties officeooo:rsid="000bd8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Now I am going to add a go project in my CICD and I am going to add an appendix/annex. I need it in english and markdown format: Vamos a incluir un projecto go en nuestro CICD, para ello, seguiremos los siguientes pasos: 1. incluir un Dockerfile en la raíz de nuestro proyecto. 2. crear nuestra pipeline en Dagger e incluirla como un proyecto totalemente independiente del original. Puesto que se trata de un proyecto en go en este caso crearemos una pipeline en Go. <text:span text:style-name="T1">Hay que tener en cuenta que la pipeline tiene que funcionar de forma totalmente independiente del projecto, por lo que la crearemos en una carpeta aparte (dagger_go) e iniciaremos un módulo de Go dentro de esa carpeta (go mod init dagger_go), añadiendo las dependencias de dagger (go get github.com/dagger/dagger). Después de esto crearemos el fichero </text:span><text:span text:style-name="T2">pipeline</text:span><text:span text:style-name="T1">.go dentro de dagger_go en el que escribiremos el código correspondiente a la pipeline. De este modo cada projecto tiene su go.mod, su go.sum y su main.go. 3. Crear la pipeline en dagger_go/</text:span><text:span text:style-name="T2">pipeline</text:span><text:span text:style-name="T1">.go </text:span><text:span text:style-name="T3">(para ejecutarla directamente desde línea de comandos y pasarle variables de entorno por ejemplo: CR_PATH=*** go run pipeline.go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18:27:45.420509774</meta:creation-date>
    <dc:date>2025-01-05T21:42:09.057844679</dc:date>
    <meta:editing-duration>PT2H23M53S</meta:editing-duration>
    <meta:editing-cycles>1</meta:editing-cycles>
    <meta:document-statistic meta:table-count="0" meta:image-count="0" meta:object-count="0" meta:page-count="1" meta:paragraph-count="1" meta:word-count="191" meta:character-count="1158" meta:non-whitespace-character-count="968"/>
    <meta:generator>LibreOffice/7.3.7.2$Linux_X86_64 LibreOffice_project/30$Build-2</meta:generator>
  </office:meta>
</office:document-meta>
</file>